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16.3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16.3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0.688cm"/>
    </style:style>
    <style:style style:name="Table3.B" style:family="table-column">
      <style:table-column-properties style:column-width="16.3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16.3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16.3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16.32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itle">
      <style:text-properties officeooo:rsid="00141cb8" officeooo:paragraph-rsid="000d0f15"/>
    </style:style>
    <style:style style:name="P2" style:family="paragraph" style:parent-style-name="Standard">
      <style:text-properties fo:font-weight="bold" officeooo:rsid="000d0f15" officeooo:paragraph-rsid="000d0f15" style:font-weight-asian="bold" style:font-weight-complex="bold"/>
    </style:style>
    <style:style style:name="P3" style:family="paragraph" style:parent-style-name="Standard">
      <style:text-properties officeooo:paragraph-rsid="000d0f15"/>
    </style:style>
    <style:style style:name="P4" style:family="paragraph" style:parent-style-name="Standard">
      <style:text-properties fo:font-weight="normal" officeooo:rsid="000e3fb8" officeooo:paragraph-rsid="000d0f15" style:font-weight-asian="normal" style:font-weight-complex="normal"/>
    </style:style>
    <style:style style:name="P5" style:family="paragraph" style:parent-style-name="Standard">
      <style:text-properties fo:font-weight="normal" officeooo:rsid="000e3fb8" officeooo:paragraph-rsid="000e3fb8" style:font-weight-asian="normal" style:font-weight-complex="normal"/>
    </style:style>
    <style:style style:name="P6" style:family="paragraph" style:parent-style-name="Standard">
      <style:text-properties fo:font-weight="normal" officeooo:rsid="000e3fb8" officeooo:paragraph-rsid="000f416c" style:font-weight-asian="normal" style:font-weight-complex="normal"/>
    </style:style>
    <style:style style:name="P7" style:family="paragraph" style:parent-style-name="Standard">
      <style:text-properties fo:font-weight="normal" officeooo:rsid="000e3fb8" officeooo:paragraph-rsid="001001a4" style:font-weight-asian="normal" style:font-weight-complex="normal"/>
    </style:style>
    <style:style style:name="P8" style:family="paragraph" style:parent-style-name="Standard">
      <style:text-properties fo:font-weight="normal" officeooo:paragraph-rsid="000e3fb8" style:font-weight-asian="normal" style:font-weight-complex="normal"/>
    </style:style>
    <style:style style:name="P9" style:family="paragraph" style:parent-style-name="Standard">
      <style:text-properties fo:font-weight="normal" officeooo:rsid="000f416c" officeooo:paragraph-rsid="000f416c" style:font-weight-asian="normal" style:font-weight-complex="normal"/>
    </style:style>
    <style:style style:name="P10" style:family="paragraph" style:parent-style-name="Standard">
      <style:text-properties fo:font-weight="normal" officeooo:rsid="000f416c" officeooo:paragraph-rsid="001001a4" style:font-weight-asian="normal" style:font-weight-complex="normal"/>
    </style:style>
    <style:style style:name="P11" style:family="paragraph" style:parent-style-name="Standard">
      <style:text-properties officeooo:paragraph-rsid="000f416c"/>
    </style:style>
    <style:style style:name="P12" style:family="paragraph" style:parent-style-name="Standard">
      <style:text-properties officeooo:rsid="000f416c" officeooo:paragraph-rsid="000f416c"/>
    </style:style>
    <style:style style:name="P13" style:family="paragraph" style:parent-style-name="Standard">
      <style:text-properties officeooo:rsid="000f416c" officeooo:paragraph-rsid="001001a4"/>
    </style:style>
    <style:style style:name="P14" style:family="paragraph" style:parent-style-name="Standard">
      <style:text-properties officeooo:paragraph-rsid="001001a4"/>
    </style:style>
    <style:style style:name="P15" style:family="paragraph" style:parent-style-name="Standard">
      <style:text-properties officeooo:rsid="00119419" officeooo:paragraph-rsid="00119419"/>
    </style:style>
    <style:style style:name="P16" style:family="paragraph" style:parent-style-name="Standard">
      <style:text-properties officeooo:rsid="00119419" officeooo:paragraph-rsid="0013606b"/>
    </style:style>
    <style:style style:name="P17" style:family="paragraph" style:parent-style-name="Standard">
      <style:text-properties officeooo:paragraph-rsid="00119419"/>
    </style:style>
    <style:style style:name="P18" style:family="paragraph" style:parent-style-name="Standard">
      <style:text-properties officeooo:paragraph-rsid="0013606b"/>
    </style:style>
    <style:style style:name="T1" style:family="text">
      <style:text-properties fo:font-weight="bold" officeooo:rsid="000f416c" style:font-weight-asian="bold" style:font-weight-complex="bold"/>
    </style:style>
    <style:style style:name="T2" style:family="text">
      <style:text-properties officeooo:rsid="000d0f15"/>
    </style:style>
    <style:style style:name="T3" style:family="text">
      <style:text-properties officeooo:rsid="000e3fb8"/>
    </style:style>
    <style:style style:name="T4" style:family="text">
      <style:text-properties officeooo:rsid="000f416c"/>
    </style:style>
    <style:style style:name="T5" style:family="text">
      <style:text-properties officeooo:rsid="001001a4"/>
    </style:style>
    <style:style style:name="T6" style:family="text">
      <style:text-properties officeooo:rsid="001360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tting up</text:span> the <text:span text:style-name="T2">networking</text:span></text:p>
      <text:p text:style-name="P3"/>
      <text:p text:style-name="P2">Checking <text:span text:style-name="T3">the IP adresses of all your computers </text:span></text:p>
      <text:p text:style-name="P4"/>
      <text:p text:style-name="P8"><text:span text:style-name="T3">Right click on the networking/wifi symbol in the top right corner for a drop-down option list and select connection information. List the associated IP adresses and computer/user names.</text:span></text:p>
      <text:p text:style-name="P8"/>
      <text:p text:style-name="P7">For this example:</text:p>
      <text:p text:style-name="P7"><text:span text:style-name="T5">One P</text:span>i we have</text:p>
      <text:p text:style-name="P5">username: pi2</text:p>
      <text:p text:style-name="P5">computer: pi2-desktop</text:p>
      <text:p text:style-name="P6">IP address: <text:span text:style-name="T4">10.1.1.58</text:span></text:p>
      <text:p text:style-name="P5"/>
      <text:p text:style-name="P5"><text:span text:style-name="T5">M</text:span>aster we have</text:p>
      <text:p text:style-name="P5">username: sakeena</text:p>
      <text:p text:style-name="P5">Computer: unsure</text:p>
      <text:p text:style-name="P6">IP address: <text:span text:style-name="T4">10.1.1.59</text:span></text:p>
      <text:p text:style-name="P6"/>
      <text:p text:style-name="P11">------------------------------------------------------------------------------------------------------------------------</text:p>
      <text:p text:style-name="P6"><text:span text:style-name="T1">Edit the bashrc and hosts files</text:span> </text:p>
      <text:p text:style-name="P9">You will need to edit 2 files to setup the networking properly. </text:p>
      <text:p text:style-name="P9"/>
      <text:p text:style-name="P9">To the bashrc file you will need to add the lines <text:span text:style-name="T5">on your pi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/>
          </table:table-cell>
          <table:table-cell table:style-name="Table2.B1" office:value-type="string">
            <text:p text:style-name="P12">export ROS_HOSTNAME=pi2-desktop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2">export ROS_MASTER_URI=http://unsure:11311</text:p>
          </table:table-cell>
        </table:table-row>
      </table:table>
      <text:p text:style-name="P6"/>
      <text:p text:style-name="P10">To the bashrc file you will need to add the lines <text:span text:style-name="T5">on your master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/>
          </table:table-cell>
          <table:table-cell table:style-name="Table4.B1" office:value-type="string">
            <text:p text:style-name="P13">export ROS_HOSTNAME=<text:span text:style-name="T5">unsure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3">export ROS_MASTER_URI=http://unsure:11311</text:p>
          </table:table-cell>
        </table:table-row>
      </table:table>
      <text:p text:style-name="P7"/>
      <text:p text:style-name="P9">To open the bashrc file in the pluma editor you can put the following line into the terminal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$</text:p>
          </table:table-cell>
          <table:table-cell table:style-name="Table1.B1" office:value-type="string">
            <text:p text:style-name="P12">Pluma ~/.bashrc</text:p>
          </table:table-cell>
        </table:table-row>
      </table:table>
      <text:p text:style-name="P3"/>
      <text:p text:style-name="P12">And the other file you will need to edit is the hosts file you can edit it in the pluma editor by putting the <text:s/>following li<text:span text:style-name="T6">n</text:span>e into the terminal 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$</text:p>
          </table:table-cell>
          <table:table-cell table:style-name="Table3.B1" office:value-type="string">
            <text:p text:style-name="P12">sudo pluma /etc/hosts</text:p>
          </table:table-cell>
        </table:table-row>
      </table:table>
      <text:p text:style-name="P12"/>
      <text:p text:style-name="P15">To the hosts file of the pi the following line needs to be added after the pi’s computer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/>
          </table:table-cell>
          <table:table-cell table:style-name="Table5.B1" office:value-type="string">
            <text:p text:style-name="P15">10.1.1.59<text:tab/>unsure</text:p>
          </table:table-cell>
        </table:table-row>
      </table:table>
      <text:p text:style-name="P15"/>
      <text:p text:style-name="P16">To the hosts file of the <text:span text:style-name="T6">master</text:span> the following line needs to be added after the <text:span text:style-name="T6">master’s</text:span> computer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/>
          </table:table-cell>
          <table:table-cell table:style-name="Table6.B1" office:value-type="string">
            <text:p text:style-name="P16">10.1.1.5<text:span text:style-name="T6">8</text:span><text:tab/><text:span text:style-name="T6">pi2-desktop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28:49.123555172</meta:creation-date>
    <dc:date>2017-07-19T14:02:02.542267391</dc:date>
    <meta:editing-duration>PT21M50S</meta:editing-duration>
    <meta:editing-cycles>6</meta:editing-cycles>
    <meta:generator>LibreOffice/5.1.6.2$Linux_ARM_EABI LibreOffice_project/10m0$Build-2</meta:generator>
    <meta:document-statistic meta:table-count="6" meta:image-count="0" meta:object-count="0" meta:page-count="1" meta:paragraph-count="31" meta:word-count="214" meta:character-count="1387" meta:non-whitespace-character-count="1199"/>
  </office:meta>
</office:document-meta>
</file>